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3A00000035659099BCF867341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aleway" svg:font-family="Raleway, sans-serif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paragraph-rsid="001442a6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0cm"/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0cm"/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Header">
      <style:text-properties officeooo:rsid="00195bef" officeooo:paragraph-rsid="00195bef"/>
    </style:style>
    <style:style style:name="P10" style:family="paragraph" style:parent-style-name="Header">
      <style:text-properties fo:font-weight="bold" officeooo:rsid="00195bef" officeooo:paragraph-rsid="00195bef" style:font-weight-asian="bold" style:font-weight-complex="bold"/>
    </style:style>
    <style:style style:name="P11" style:family="paragraph" style:parent-style-name="Heading_20_1">
      <style:paragraph-properties fo:text-align="center" style:justify-single-word="false"/>
      <style:text-properties style:font-name="Raleway" fo:font-size="17pt" fo:font-style="normal" fo:font-weight="bold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Subtitle">
      <style:text-properties officeooo:rsid="0019fe70" officeooo:paragraph-rsid="0019fe70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style:font-name="Raleway" fo:font-size="17pt" fo:font-style="normal" fo:font-weight="bold"/>
    </style:style>
    <style:style style:name="P16" style:family="paragraph" style:parent-style-name="Text_20_body">
      <style:text-properties officeooo:paragraph-rsid="0019f927"/>
    </style:style>
    <style:style style:name="P17" style:family="paragraph" style:parent-style-name="Title">
      <style:text-properties officeooo:paragraph-rsid="0019f927"/>
    </style:style>
    <style:style style:name="T1" style:family="text">
      <style:text-properties officeooo:rsid="001442a6"/>
    </style:style>
    <style:style style:name="T2" style:family="text">
      <style:text-properties officeooo:rsid="0019f9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P17">Dossier Complet du </text:p>
      <text:p text:style-name="P17">projet Tutoré</text:p>
      <text:p text:style-name="P13">Les Seigneurs du Temps</text:p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P16"/>
      <text:p text:style-name="P16">Tom DARAS</text:p>
      <text:p text:style-name="P16">Lucas RAMANANARIVO </text:p>
      <text:p text:style-name="P16">Étienne CHEVROLLIER </text:p>
      <text:p text:style-name="P16">Lothaire GUÉE</text:p>
      <text:p text:style-name="Text_20_body"/>
      <text:p text:style-name="Text_20_body"><text:soft-page-break/></text:p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<text:a xlink:type="simple" xlink:href="#__RefHeading___Toc371_916376562" text:style-name="Index_20_Link" text:visited-style-name="Index_20_Link">Les prérequis<text:tab/>4</text:a></text:p>
          <text:p text:style-name="P5"><text:a xlink:type="simple" xlink:href="#__RefHeading___Toc373_916376562" text:style-name="Index_20_Link" text:visited-style-name="Index_20_Link">Scénario A<text:tab/>5</text:a></text:p>
          <text:p text:style-name="P6"><text:a xlink:type="simple" xlink:href="#__RefHeading___Toc375_916376562" text:style-name="Index_20_Link" text:visited-style-name="Index_20_Link">1)choix action<text:tab/>6</text:a></text:p>
          <text:p text:style-name="P6"><text:a xlink:type="simple" xlink:href="#__RefHeading___Toc377_916376562" text:style-name="Index_20_Link" text:visited-style-name="Index_20_Link">2)choix de la planète<text:tab/>6</text:a></text:p>
          <text:p text:style-name="P5"><text:a xlink:type="simple" xlink:href="#__RefHeading___Toc379_916376562" text:style-name="Index_20_Link" text:visited-style-name="Index_20_Link">Scénario B<text:tab/>7</text:a></text:p>
          <text:p text:style-name="P6"><text:a xlink:type="simple" xlink:href="#__RefHeading___Toc381_916376562" text:style-name="Index_20_Link" text:visited-style-name="Index_20_Link">1)choix action<text:tab/>7</text:a></text:p>
          <text:p text:style-name="P6"><text:a xlink:type="simple" xlink:href="#__RefHeading___Toc383_916376562" text:style-name="Index_20_Link" text:visited-style-name="Index_20_Link">2)choix de la planète<text:tab/>7</text:a></text:p>
          <text:p text:style-name="P6"><text:a xlink:type="simple" xlink:href="#__RefHeading___Toc385_916376562" text:style-name="Index_20_Link" text:visited-style-name="Index_20_Link">3)replacer un anneaux<text:tab/>8</text:a></text:p>
          <text:p text:style-name="P5"><text:a xlink:type="simple" xlink:href="#__RefHeading___Toc387_916376562" text:style-name="Index_20_Link" text:visited-style-name="Index_20_Link">Scénario C<text:tab/>9</text:a></text:p>
          <text:p text:style-name="P6"><text:a xlink:type="simple" xlink:href="#__RefHeading___Toc389_916376562" text:style-name="Index_20_Link" text:visited-style-name="Index_20_Link">1)choix action<text:tab/>9</text:a></text:p>
        </text:index-body>
      </text:table-of-content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<text:bookmark-start text:name="__RefHeading___Toc371_916376562"/>Les prérequis <text:bookmark-end text:name="__RefHeading___Toc371_916376562"/></text:h>
      <text:p text:style-name="P2"><text:tab/>- Un ordinateur est obligatoire au fonctionnement de cette application.</text:p>
      <text:p text:style-name="P2"><text:tab/>- Les fichiers nécessaires aux fonctions de java ainsi que le dossier de notre application.</text:p>
      <text:p text:style-name="P2"><text:tab/>- <text:span text:style-name="T1">V</text:span>ous devez <text:span text:style-name="T1">être et </text:span>avoir dans le répertoire courant (où vous lancer l'exécution) le dossier <text:tab/>images<text:tab/> <text:span text:style-name="T1">pour ensuite compiler et exécuter l’application.</text:span></text:p>
      <text:p text:style-name="P2"><text:tab/>- <text:span text:style-name="T1">P</text:span>our compiler lancer la commande : javac @compile.list -d [votre répertoire de <text:tab/>paquetage_class]</text:p>
      <text:p text:style-name="P2"><text:tab/>- <text:span text:style-name="T1">P</text:span>our exécuter : java equipe_34.lesSeigneursDuTemps.Controleur</text:p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p text:style-name="P15"/>
      <text:h text:style-name="P11" text:outline-level="1"><text:bookmark-start text:name="__RefHeading___Toc373_916376562"/><text:soft-page-break/>Scénario A<text:bookmark-end text:name="__RefHeading___Toc373_916376562"/></text:h>
      <text:p text:style-name="P1">Conquérir</text:p>
      <text:p text:style-name="Text_20_body"/>
      <text:h text:style-name="Heading_20_2" text:outline-level="2"><text:bookmark-start text:name="__RefHeading___Toc375_916376562"/>1)choix action<text:bookmark-end text:name="__RefHeading___Toc375_916376562"/></text:h>
      <text:p text:style-name="Text_20_body">La sélection d’une action se fait avec une valeur : action. Dans notre application nous faisons qu’une seule saisie d’une lettre qui se répète tant qu’elle est erronée.</text:p>
      <text:p text:style-name="Text_20_body">Test 1.1</text:p>
      <text:p text:style-name="Text_20_body">L’utilisateur saisit toutes valeurs erronées.</text:p>
      <text:p text:style-name="Text_20_body">Test 1.2</text:p>
      <text:p text:style-name="Text_20_body">L’utilisateur saisit une valeur commençant par ‘c’ ou ‘C’.</text:p>
      <text:p text:style-name="Text_20_body"/>
      <text:h text:style-name="Heading_20_2" text:outline-level="2"><text:bookmark-start text:name="__RefHeading___Toc377_916376562"/>2)choix de la planète<text:bookmark-end text:name="__RefHeading___Toc377_916376562"/></text:h>
      <text:p text:style-name="Text_20_body">La sélection de la planète se fait dans un deuxième temps. On vérifiera à chaque fois qu’une planète est encore disponible.</text:p>
      <text:p text:style-name="Text_20_body"/>
      <text:p text:style-name="Text_20_body">Test 2.1</text:p>
      <text:p text:style-name="Text_20_body">L’utilisateur saisit toutes valeurs erronées.</text:p>
      <text:p text:style-name="Text_20_body">Test 2.2</text:p>
      <text:p text:style-name="Text_20_body">L’utilisateur saisit la première lettre d’un des systèmes solaires.</text:p>
      <text:p text:style-name="Text_20_body">Test 2.3</text:p>
      <text:p text:style-name="Text_20_body">Acquisition de planètes invalide.</text:p>
      <text:p text:style-name="Text_20_body">Test 2.4</text:p>
      <text:p text:style-name="Text_20_body">Acquisition de planètes valides.</text:p>
      <text:p text:style-name="Text_20_body">Test 2.5</text:p>
      <text:p text:style-name="Text_20_body">Changement de position du système solaire.</text:p>
      <text:p text:style-name="Text_20_body"/>
      <text:p text:style-name="Text_20_body"/>
      <text:h text:style-name="P12" text:outline-level="1"><text:bookmark-start text:name="__RefHeading___Toc379_916376562"/><text:soft-page-break/>Scénario B<text:bookmark-end text:name="__RefHeading___Toc379_916376562"/></text:h>
      <text:p text:style-name="P1">Libérer</text:p>
      <text:p text:style-name="Text_20_body"/>
      <text:h text:style-name="Heading_20_2" text:outline-level="2"><text:bookmark-start text:name="__RefHeading___Toc381_916376562"/>1)choix action<text:bookmark-end text:name="__RefHeading___Toc381_916376562"/></text:h>
      <text:p text:style-name="Text_20_body">La sélection d’une action se fait avec une valeur : action. Dans notre application nous faisons qu’une seule saisie d’une lettre qui se répète tant qu’elle est erronée.</text:p>
      <text:p text:style-name="Text_20_body">Test 1.1</text:p>
      <text:p text:style-name="Text_20_body">L’utilisateur saisit toutes valeurs erronées.</text:p>
      <text:p text:style-name="Text_20_body">Test 1.2</text:p>
      <text:p text:style-name="Text_20_body">L’utilisateur saisit une valeur commençant par ‘l’ ou ‘L’.</text:p>
      <text:p text:style-name="Text_20_body"/>
      <text:h text:style-name="Heading_20_2" text:outline-level="2"/>
      <text:h text:style-name="Heading_20_2" text:outline-level="2"/>
      <text:h text:style-name="Heading_20_2" text:outline-level="2"><text:bookmark-start text:name="__RefHeading___Toc383_916376562"/>2)choix de la planète<text:bookmark-end text:name="__RefHeading___Toc383_916376562"/></text:h>
      <text:p text:style-name="Text_20_body">La sélection de la planète se fait dans un deuxième temps. On vérifiera à chaque fois qu’une planète est encore disponible et qu’il possède bien au moins une planète sur ce système solaire..</text:p>
      <text:p text:style-name="Text_20_body">Test 2.1</text:p>
      <text:p text:style-name="Text_20_body">L’utilisateur saisit toutes valeurs erronées.</text:p>
      <text:p text:style-name="Text_20_body">Test 2.2</text:p>
      <text:p text:style-name="Text_20_body">L’utilisateur saisit la première lettre d’un des systèmes solaires.</text:p>
      <text:p text:style-name="Text_20_body">Test 2.3</text:p>
      <text:p text:style-name="Text_20_body">Retirement valide d’un anneau de la planète du joueur en question.</text:p>
      <text:p text:style-name="Text_20_body">Test 2.4</text:p>
      <text:p text:style-name="Text_20_body">Retirement invalide d’un anneau de la planète du joueur en question.</text:p>
      <text:p text:style-name="Text_20_body"><text:line-break/><text:line-break/></text:p>
      <text:h text:style-name="Heading_20_2" text:outline-level="2"><text:soft-page-break/></text:h>
      <text:h text:style-name="Heading_20_2" text:outline-level="2"><text:bookmark-start text:name="__RefHeading___Toc385_916376562"/>3)replacer un anneaux<text:bookmark-end text:name="__RefHeading___Toc385_916376562"/></text:h>
      <text:p text:style-name="Text_20_body">La sélection de la planète se fait dans un troisième temps. On vérifiera à chaque fois qu’une planète est encore disponible.</text:p>
      <text:p text:style-name="Text_20_body">Test 3.1</text:p>
      <text:p text:style-name="Text_20_body">L’utilisateur saisit toutes valeurs erronées.</text:p>
      <text:p text:style-name="Text_20_body">Test 3.2</text:p>
      <text:p text:style-name="Text_20_body">L’utilisateur saisit la première lettre d’un des systèmes solaires.</text:p>
      <text:p text:style-name="Text_20_body">Test 3.3</text:p>
      <text:p text:style-name="Text_20_body">Acquisition d’une nouvelle planète invalide.</text:p>
      <text:p text:style-name="Text_20_body">Test 3.4</text:p>
      <text:p text:style-name="Text_20_body">Acquisition d’une nouvelle planète valides.</text:p>
      <text:p text:style-name="Text_20_body"><text:line-break/><text:line-break/><text:line-break/><text:line-break/><text:line-break/><text:line-break/><text:line-break/><text:line-break/></text:p>
      <text:h text:style-name="P12" text:outline-level="1"/>
      <text:h text:style-name="P12" text:outline-level="1"/>
      <text:h text:style-name="P12" text:outline-level="1"/>
      <text:h text:style-name="P12" text:outline-level="1"/>
      <text:p text:style-name="P1"/>
      <text:p text:style-name="P1"/>
      <text:h text:style-name="P12" text:outline-level="1"><text:bookmark-start text:name="__RefHeading___Toc387_916376562"/><text:soft-page-break/>Scénario C<text:bookmark-end text:name="__RefHeading___Toc387_916376562"/></text:h>
      <text:p text:style-name="P1">Fin de Partie</text:p>
      <text:p text:style-name="Text_20_body"/>
      <text:h text:style-name="Heading_20_2" text:outline-level="2"><text:bookmark-start text:name="__RefHeading___Toc389_916376562"/>1)choix action<text:bookmark-end text:name="__RefHeading___Toc389_916376562"/></text:h>
      <text:p text:style-name="Text_20_body">La sélection d’une action se fait automatiquement lorsque le nombre d'anneaux de chaque joueur tombe a 0.</text:p>
      <text:p text:style-name="Text_20_body">Test1.1</text:p>
      <text:p text:style-name="Text_20_body">nombre d’anneaux disponible pour chaque joueur</text:p>
      <text:p text:style-name="Text_20_body">Test1.2</text:p>
      <text:p text:style-name="Text_20_body">nombre d’anneaux indisponible pour chaque joueur</text:p>
      <text:p text:style-name="Text_20_body">Test1.3</text:p>
      <text:p text:style-name="Text_20_body">Comparaison du nombre de planètes appartenant uniquement au système solaire le plus proche du centre de la galaxie.</text:p>
      <text:p text:style-name="Text_20_body">Test1.4</text:p>
      <text:p text:style-name="Text_20_body">Affichage de fin de partie.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aleway" svg:font-family="Raleway, sans-serif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5bef" officeooo:paragraph-rsid="00195bef"/>
    </style:style>
    <style:style style:name="MP2" style:family="paragraph" style:parent-style-name="Header">
      <style:text-properties fo:font-weight="bold" officeooo:rsid="00195bef" officeooo:paragraph-rsid="00195bef" style:font-weight-asian="bold" style:font-weight-complex="bold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9f92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ossier de projet<draw:frame draw:style-name="Mfr1" draw:name="Image2" text:anchor-type="char" svg:x="15.471cm" svg:y="-0.042cm" svg:width="1.395cm" svg:height="1.402cm" draw:z-index="0"><draw:image xlink:href="Pictures/100002010000003A00000035659099BCF8673412.png" xlink:type="simple" xlink:show="embed" xlink:actuate="onLoad" draw:mime-type="image/png"/></draw:frame></text:p>
        <text:p text:style-name="MP1">Équipe 34</text:p>
        <text:p text:style-name="MP2">M2107 Projet Tutoré</text:p>
      </style:header>
      <style:footer>
        <text:p text:style-name="MP3"><text:span text:style-name="MT1">10/06/2021</text:span> <text:s text:c="131"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0:36:39.403000000</meta:creation-date>
    <dc:date>2021-06-10T10:15:49.205000000</dc:date>
    <meta:editing-duration>PT57M48S</meta:editing-duration>
    <meta:editing-cycles>16</meta:editing-cycles>
    <meta:generator>LibreOffice/7.1.3.2$Windows_X86_64 LibreOffice_project/47f78053abe362b9384784d31a6e56f8511eb1c1</meta:generator>
    <meta:document-statistic meta:table-count="0" meta:image-count="1" meta:object-count="0" meta:page-count="7" meta:paragraph-count="91" meta:word-count="500" meta:character-count="3308" meta:non-whitespace-character-count="2742"/>
  </office:meta>
</office:document-meta>
</file>